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fo:font-size="22pt" fo:letter-spacing="normal" fo:font-style="normal" fo:font-weight="normal" style:font-size-asian="22pt" style:font-size-complex="22pt"/>
    </style:style>
    <style:style style:name="P2" style:family="paragraph" style:parent-style-name="Standard">
      <style:text-properties fo:font-size="29.7000007629394pt" style:font-size-asian="26pt" style:font-size-complex="29.7000007629394pt"/>
    </style:style>
    <style:style style:name="P3" style:family="paragraph" style:parent-style-name="Standard">
      <style:text-properties fo:font-size="22pt" style:font-size-asian="22pt" style:font-size-complex="22pt"/>
    </style:style>
    <style:style style:name="T1" style:family="text">
      <style:text-properties fo:font-variant="normal" fo:text-transform="none" fo:color="#c9d1d9" loext:opacity="100%" style:font-name="SFMono-Regular" fo:font-size="9pt" fo:letter-spacing="normal" fo:font-style="normal" fo:font-weight="normal"/>
    </style:style>
    <style:style style:name="T2" style:family="text">
      <style:text-properties fo:font-variant="normal" fo:text-transform="none" fo:color="#c9d1d9" loext:opacity="100%" style:font-name="SFMono-Regular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下面就是我制作多国clash节点订阅链接的代码</text:p>
      <text:p text:style-name="P2"/>
      <text:p text:style-name="P2">下面就是我制作多国clash节点订阅链接的代码：</text:p>
      <text:p text:style-name="P2"/>
      <text:p text:style-name="P2">https://free.dswang.ga/clash/proxies?c=HK,TW,KR,JP,SG,VM,US,RP,NL,MG,MY,LA,KS,KN,GQ,CA</text:p>
      <text:p text:style-name="P2">将以上所有代码粘贴到chrome浏览器，直到搜索出结果，再剪贴搜索框代码到转换网址。即成供制作完毕，前提是必须找到那个代理池的总池节点信息。</text:p>
      <text:p text:style-name="P2"/>
      <text:p text:style-name="P2"><text:a xlink:type="simple" xlink:href="https://subcon.dlj.tf/sub?target=clash&amp;new_name=true&amp;url=https%3A%2F%2Ffree.dswang.ga%2Fclash%2Fproxies%3Fc%3DHK%2CTW%2CKR%2CJP%2CSG%2CVM%2CUS%2CRP%2CNL%2CMG%2CMY%2CLA%2CKS%2CKN%2CGQ%2CCA&amp;insert=false&amp;config=https%3A%2F%2Fraw.githubusercontent.com%2FACL4SSR%2FACL4SSR%2Fmaster%2FClash%2Fconfig%2FACL4SSR_Online.ini" text:style-name="Internet_20_link" text:visited-style-name="Visited_20_Internet_20_Link">https://subcon.dlj.tf/sub?target=clash&amp;new_name=true&amp;url=https%3A%2F%2Ffree.dswang.ga%2Fclash%2Fproxies%3Fc%3DHK%2CTW%2CKR%2CJP%2CSG%2CVM%2CUS%2CRP%2CNL%2CMG%2CMY%2CLA%2CKS%2CKN</text:a><text:soft-page-break/><text:a xlink:type="simple" xlink:href="https://subcon.dlj.tf/sub?target=clash&amp;new_name=true&amp;url=https%3A%2F%2Ffree.dswang.ga%2Fclash%2Fproxies%3Fc%3DHK%2CTW%2CKR%2CJP%2CSG%2CVM%2CUS%2CRP%2CNL%2CMG%2CMY%2CLA%2CKS%2CKN%2CGQ%2CCA&amp;insert=false&amp;config=https%3A%2F%2Fraw.githubusercontent.com%2FACL4SSR%2FACL4SSR%2Fmaster%2FClash%2Fconfig%2FACL4SSR_Online.ini" text:style-name="Internet_20_link" text:visited-style-name="Visited_20_Internet_20_Link">%2CGQ%2CCA&amp;insert=false&amp;config=https%3A%2F%2Fraw.githubusercontent.com%2FACL4SSR%2FACL4SSR%2Fmaster%2FClash%2Fconfig%2FACL4SSR_Online.ini</text:a></text:p>
      <text:p text:style-name="P2"/>
      <text:p text:style-name="P2">订阅链接</text:p>
      <text:p text:style-name="P2"/>
      <text:p text:style-name="P2"><text:a xlink:type="simple" xlink:href="https://subcon.dlj.tf/sub?target=clash&amp;new_name=true&amp;url=https%3A%2F%2Ffree.dswang.ga%2Fclash%2Fproxies%3Fc%3DHK%2CTW%2CKR%2CJP%2CSG%2CVM%2CUS%2CRP%2CNL%2CMG%2CMY%2CLA%2CKS%2CKN%2CGQ%2CCA&amp;insert=false&amp;config=https%3A%2F%2Fraw.githubusercontent.com%2FACL4SSR%2FACL4SSR%2Fmaster%2FClash%2Fconfig%2FACL4SSR_Online.ini" text:style-name="Internet_20_link" text:visited-style-name="Visited_20_Internet_20_Link">https://subcon.dlj.tf/sub?target=clash&amp;new_name=true&amp;url=https%3A%2F%2Ffree.dswang.ga%2Fclash%2Fproxies%3Fc%3DHK%2CTW%2CKR%2CJP%2CSG%2CVM%2CUS%2CRP%2CNL%2CMG%2CMY%2CLA%2CKS%2CKN%2CGQ%2CCA&amp;insert=false&amp;config=https%3A%2F%2Fraw.githubusercontent.com</text:a><text:soft-page-break/><text:a xlink:type="simple" xlink:href="https://subcon.dlj.tf/sub?target=clash&amp;new_name=true&amp;url=https%3A%2F%2Ffree.dswang.ga%2Fclash%2Fproxies%3Fc%3DHK%2CTW%2CKR%2CJP%2CSG%2CVM%2CUS%2CRP%2CNL%2CMG%2CMY%2CLA%2CKS%2CKN%2CGQ%2CCA&amp;insert=false&amp;config=https%3A%2F%2Fraw.githubusercontent.com%2FACL4SSR%2FACL4SSR%2Fmaster%2FClash%2Fconfig%2FACL4SSR_Online.ini" text:style-name="Internet_20_link" text:visited-style-name="Visited_20_Internet_20_Link">%2FACL4SSR%2FACL4SSR%2Fmaster%2FClash%2Fconfig%2FACL4SSR_Online.ini</text:a></text:p>
      <text:p text:style-name="P2"/>
      <text:p text:style-name="P2"/>
      <text:p text:style-name="P2"><text:a xlink:type="simple" xlink:href="https://raw.githubusercontent.com/wuxinqi/-/main/duoguoclashdylj" text:style-name="Internet_20_link" text:visited-style-name="Visited_20_Internet_20_Link">https://raw.githubusercontent.com/wuxinqi/-/main/duoguoclashdylj</text:a></text:p>
      <text:p text:style-name="P2"/>
      <text:p text:style-name="P3"><text:span text:style-name="T2">https://raw.githubusercontent.com/wuxinqi/-/main/duoguoclashdylj</text:span> </text:p>
      <text:p text:style-name="P3"/>
      <text:p text:style-name="P1">https://raw.githubusercontent.com/wuxinqi/-/main/duoguoclashdylj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1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1T15:57:27.426000000</meta:creation-date>
    <dc:date>2021-05-11T16:11:44.613000000</dc:date>
    <meta:editing-duration>PT14M24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3" meta:paragraph-count="10" meta:word-count="114" meta:character-count="1028" meta:non-whitespace-character-count="1027"/>
  </office:meta>
</office:document-meta>
</file>